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29cm" draw:transform="skewX (-0.00296705972839036) translate (8.62cm 2.905cm)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.59135389928873cm 1.60757677763153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path draw:style-name="gr2" draw:text-style-name="P2" draw:layer="layout" svg:width="2.897cm" svg:height="4.275cm" draw:transform="skewX (-0.365646478292812) rotate (-0.32969269570173) translate (8.74635389928873cm 1.990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frame draw:style-name="gr3" draw:text-style-name="P3" draw:layer="layout" svg:width="3.048cm" svg:height="1.012cm" svg:x="8.757cm" svg:y="1.893cm">
          <draw:text-box>
            <text:p text:style-name="P3"><text:span text:style-name="T1">perce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6:46:21.492790554</dc:date>
    <meta:editing-duration>PT55M7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